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e8e8e8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8cm"/>
      <style:paragraph-properties style:writing-mode="lr-tb"/>
    </style:style>
    <style:style style:name="P1" style:family="paragraph">
      <style:paragraph-properties fo:margin-top="0cm" fo:margin-bottom="0cm" fo:line-height="150%" fo:text-align="start"/>
      <style:text-properties fo:color="#ffffff" fo:background-color="transparent"/>
    </style:style>
    <style:style style:name="P2" style:family="paragraph">
      <style:paragraph-properties fo:margin-top="0cm" fo:margin-bottom="0cm" fo:line-height="150%" fo:text-align="end"/>
      <style:text-properties fo:color="#ffffff" fo:background-color="transparent"/>
    </style:style>
    <style:style style:name="P3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fo:color="#ffffff" style:font-name="Caladea" fo:background-color="transparent"/>
    </style:style>
    <style:style style:name="T1" style:family="text">
      <style:text-properties fo:color="#ffffff" style:font-name="Caladea" fo:font-size="95pt" fo:background-color="#000000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6cm" svg:height="14.05cm" svg:x="0.1cm" svg:y="0.05cm">
          <draw:text-box>
            <text:p text:style-name="P1"><text:span text:style-name="T1">Ad Hoc </text:span></text:p>
            <text:p text:style-name="P2"><text:span text:style-name="T1">komentara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2-05T15:51:31.246113275</dc:date>
    <meta:editing-duration>PT1H5M37S</meta:editing-duration>
    <meta:editing-cycles>20</meta:editing-cycles>
    <meta:generator>LibreOffice/6.3.4.2$Linux_X86_64 LibreOffice_project/30$Build-2</meta:generator>
    <meta:document-statistic meta:object-count="1"/>
  </office:meta>
</office:document-meta>
</file>